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hruti" svg:font-family="Shruti" style:font-family-generic="system" style:font-pitch="variable"/>
  </office:font-face-decls>
  <office:automatic-styles>
    <style:style style:name="P1" style:family="paragraph" style:parent-style-name="Standard">
      <style:text-properties officeooo:paragraph-rsid="001f6e3a"/>
    </style:style>
    <style:style style:name="P2" style:family="paragraph" style:parent-style-name="Standard">
      <style:text-properties officeooo:paragraph-rsid="00219273"/>
    </style:style>
    <style:style style:name="P3" style:family="paragraph" style:parent-style-name="Standard">
      <style:text-properties officeooo:paragraph-rsid="0022749b"/>
    </style:style>
    <style:style style:name="P4" style:family="paragraph" style:parent-style-name="Standard">
      <style:text-properties officeooo:paragraph-rsid="0023f0c3"/>
    </style:style>
    <style:style style:name="P5" style:family="paragraph" style:parent-style-name="Standard">
      <style:text-properties officeooo:paragraph-rsid="00267bd3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officeooo:paragraph-rsid="001f6e3a"/>
    </style:style>
    <style:style style:name="P8" style:family="paragraph" style:parent-style-name="List_20_Paragraph" style:list-style-name="WWNum1">
      <style:text-properties officeooo:paragraph-rsid="00219273"/>
    </style:style>
    <style:style style:name="P9" style:family="paragraph" style:parent-style-name="Standard">
      <style:text-properties fo:font-weight="bold" officeooo:rsid="001f6e3a" officeooo:paragraph-rsid="001f6e3a" style:font-weight-asian="bold" style:font-weight-complex="bold"/>
    </style:style>
    <style:style style:name="P10" style:family="paragraph" style:parent-style-name="Standard">
      <style:text-properties officeooo:rsid="002aced7" officeooo:paragraph-rsid="002ace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749b"/>
    </style:style>
    <style:style style:name="T3" style:family="text">
      <style:text-properties officeooo:rsid="0023f0c3"/>
    </style:style>
    <style:style style:name="T4" style:family="text">
      <style:text-properties officeooo:rsid="00267bd3"/>
    </style:style>
    <style:style style:name="T5" style:family="text">
      <style:text-properties officeooo:rsid="00281b88"/>
    </style:style>
    <style:style style:name="T6" style:family="text">
      <style:text-properties officeooo:rsid="002aced7"/>
    </style:style>
    <style:style style:name="T7" style:family="text">
      <style:text-properties officeooo:rsid="002be7f2"/>
    </style:style>
    <style:style style:name="T8" style:family="text">
      <style:text-properties officeooo:rsid="002c32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6" loext:marker-style-name="T1"><text:span text:style-name="T1">PRIMEIRO ATUALIZAR O SISTEMA ANTES DE TUDO</text:span><text:span text:style-name="T1"/></text:p>
        </text:list-item>
      </text:list>
      <text:p text:style-name="Standard">apt update &amp;&amp; apt upgrade -y</text:p>
      <text:p text:style-name="Standard"/>
      <text:list text:continue-numbering="true" text:style-name="WWNum1">
        <text:list-item>
          <text:p text:style-name="P6" loext:marker-style-name="T1"><text:span text:style-name="T1">FORMAS DE INSTALAÇAO UTILIZADAS NORMALMENTE CUSTUMAM SER NA POS INSTALAÇÃO:</text:span><text:span text:style-name="T1"/></text:p>
        </text:list-item>
      </text:list>
      <text:p text:style-name="Standard"><text:span text:style-name="T1">SNAP</text:span>:</text:p>
      <text:p text:style-name="Standard">apt update</text:p>
      <text:p text:style-name="Standard">apt install -y snapd</text:p>
      <text:p text:style-name="Standard">systemctl enable snapd.socket</text:p>
      <text:p text:style-name="Standard">systemctl enable snapd</text:p>
      <text:p text:style-name="Standard">cria link ln -s /var/lib/snapd/snap /snap</text:p>
      <text:p text:style-name="Standard">snap install core</text:p>
      <text:p text:style-name="Standard">snap refresh core</text:p>
      <text:p text:style-name="Standard">snap install nome-do-app</text:p>
      <text:p text:style-name="Standard">ex:snap install chromium</text:p>
      <text:p text:style-name="Standard">ex:snap install postman</text:p>
      <text:p text:style-name="Standard">ver lista snap list</text:p>
      <text:p text:style-name="Standard">limpeza snap clean</text:p>
      <text:p text:style-name="Standard"><text:span text:style-name="T1">FLATPAKS</text:span>:</text:p>
      <text:p text:style-name="Standard">apt update</text:p>
      <text:p text:style-name="Standard">apt install -y flatpak plasma-discover-backend-flatpak</text:p>
      <text:p text:style-name="Standard">flatpak remote-add --if-not-exists flathub https://flathub.org/repo/flathub.flatpakrepo</text:p>
      <text:p text:style-name="Standard">verificar flatpak remotes</text:p>
      <text:p text:style-name="Standard">flatpak install --system -y flathub ID.DO.APP</text:p>
      <text:p text:style-name="Standard">ex: flatpak install --system -y flathub io.gitlab.librewolf-community </text:p>
      <text:p text:style-name="Standard">ex:flatpak install --system -y flathub com.spotify.Client</text:p>
      <text:p text:style-name="Standard">ver lista flatpak list</text:p>
      <text:p text:style-name="Standard">limpeza <text:s/>flatpak uninstall --unused -y</text:p>
      <text:p text:style-name="Standard"><text:soft-page-break/><text:s text:c="3"/><text:tab/> <text:s text:c="2"/>flatpak repair</text:p>
      <text:p text:style-name="Standard"/>
      <text:p text:style-name="Standard"/>
      <text:list text:continue-numbering="true" text:style-name="WWNum1">
        <text:list-item>
          <text:p text:style-name="P6" loext:marker-style-name="T1"><text:span text:style-name="T1">INTERNAMENTE</text:span><text:span text:style-name="T1"/></text:p>
        </text:list-item>
      </text:list>
      <text:p text:style-name="Standard"><text:span text:style-name="T1">APT</text:span>:</text:p>
      <text:p text:style-name="Standard">sudo apt install …</text:p>
      <text:list text:continue-numbering="true" text:style-name="WWNum1">
        <text:list-item>
          <text:p text:style-name="P6" loext:marker-style-name="T1"><text:span text:style-name="T1">VER APPS:</text:span><text:span text:style-name="T1"/></text:p>
        </text:list-item>
      </text:list>
      <text:p text:style-name="Standard">snap list | grep firefox (for Snap)</text:p>
      <text:p text:style-name="Standard">apt list --installed | grep firefox (for .deb)</text:p>
      <text:p text:style-name="Standard">flatpak list</text:p>
      <text:p text:style-name="Standard">.deb</text:p>
      <text:p text:style-name="Standard">tar.gz</text:p>
      <text:p text:style-name="Standard">appimages</text:p>
      <text:p text:style-name="Standard"/>
      <text:list text:continue-numbering="true" text:style-name="WWNum1">
        <text:list-item>
          <text:p text:style-name="P6" loext:marker-style-name="T1"><text:span text:style-name="T1">REMOVER APPS </text:span><text:span text:style-name="T1"/></text:p>
        </text:list-item>
      </text:list>
      <text:p text:style-name="Standard"><text:span text:style-name="T1">SNAPS</text:span>: <text:s text:c="2"/>sudo snap remove firefox <text:s/></text:p>
      <text:p text:style-name="Standard"><text:span text:style-name="T1">APT</text:span>: <text:s text:c="4"/>sudo apt remove --purge firefox -y <text:s/></text:p>
      <text:p text:style-name="Standard"><text:s text:c="15"/>sudo apt remove --purge haruna -y</text:p>
      <text:p text:style-name="Standard"><text:span text:style-name="T1">FLATPAK</text:span>: flatpak list </text:p>
      <text:p text:style-name="Standard"><text:tab/> <text:s text:c="5"/>flatpak uninstall --delete-data &lt;appid&gt; </text:p>
      <text:p text:style-name="Standard"><text:tab/> <text:s text:c="5"/>flatpak uninstall --unused</text:p>
      <text:p text:style-name="Standard"/>
      <text:list text:continue-numbering="true" text:style-name="WWNum1">
        <text:list-item>
          <text:p text:style-name="P6" loext:marker-style-name="T1"><text:span text:style-name="T1">ADICIONAR APPS</text:span><text:span text:style-name="T1"/></text:p>
        </text:list-item>
      </text:list>
      <text:p text:style-name="Standard"><text:span text:style-name="T1">LIBREWOLF</text:span> : É UMA VERSAO MELHOR DO FIREFOX COM ADBLOCK INTEGRAADO, É UM FORK DO FIREFOX</text:p>
      <text:p text:style-name="Standard">sudo apt remove --purge firefox -y <text:s/></text:p>
      <text:p text:style-name="Standard">apt update &amp;&amp; apt install extrepo -y</text:p>
      <text:p text:style-name="Standard">extrepo enable librewolf</text:p>
      <text:p text:style-name="Standard">apt update &amp;&amp; apt install librewolf -y</text:p>
      <text:p text:style-name="Standard"><text:soft-page-break/></text:p>
      <text:p text:style-name="Standard">~~~~~~~~~~~~~~~~~~~~~~~~~~~~~~~~~~~~~~~~~~~~~~</text:p>
      <text:list text:continue-numbering="true" text:style-name="WWNum1">
        <text:list-item>
          <text:p text:style-name="P6" loext:marker-style-name="T1"><text:span text:style-name="T1">REMOVER HARUNA(MPV) E INSTALAR VLC</text:span><text:span text:style-name="T1"/></text:p>
        </text:list-item>
      </text:list>
      <text:p text:style-name="Standard">apt remove --purge haruna -y</text:p>
      <text:p text:style-name="Standard">apt install vlc -y</text:p>
      <text:list text:continue-numbering="true" text:style-name="WWNum1">
        <text:list-item>
          <text:p text:style-name="P6" loext:marker-style-name="T1"><text:span text:style-name="T1">TRANSMISSION/qbittorrent - PARA INSTALAR FICHEIROS TIPO UM UTORRENT</text:span><text:span text:style-name="T1"/></text:p>
        </text:list-item>
      </text:list>
      <text:p text:style-name="Standard">apt install qbittorrent -y</text:p>
      <text:p text:style-name="Standard">~~~~~~~~~~~~~~~~~~~~~~~~~~~~~~~~~~~~~~~~~~~~~~</text:p>
      <text:list text:continue-numbering="true" text:style-name="WWNum1">
        <text:list-item>
          <text:p text:style-name="P7" loext:marker-style-name="T1"><text:span text:style-name="T1">SPOTIFY</text:span></text:p>
        </text:list-item>
      </text:list>
      <text:p text:style-name="P9">apt-get install apt-transport-https curl</text:p>
      <text:p text:style-name="P1">curl -sS https://download.spotify.com/debian/pubkey_5384CE82BA52C83A.asc | gpg --dearmor --yes -o /etc/apt/trusted.gpg.d/spotify.gpg</text:p>
      <text:p text:style-name="Standard">echo "deb https://repository.spotify.com stable non-free" | <text:s/>tee /etc/apt/sources.list.d/spotify.list</text:p>
      <text:p text:style-name="Standard">apt-get update &amp;&amp; apt-get install spotify-client</text:p>
      <text:p text:style-name="Standard">~~~~~~~~~~~~~~~~~~~~~~~~~~~~~~~~~~~~~~~~~~~~~~</text:p>
      <text:list text:continue-numbering="true" text:style-name="WWNum1">
        <text:list-item>
          <text:p text:style-name="P6" loext:marker-style-name="T1"><text:span text:style-name="T1">GITHUB</text:span><text:span text:style-name="T1"/></text:p>
        </text:list-item>
      </text:list>
      <text:p text:style-name="Standard">apt install git -y</text:p>
      <text:p text:style-name="Standard"/>
      <text:list text:continue-numbering="true" text:style-name="WWNum1">
        <text:list-item>
          <text:p text:style-name="P6" loext:marker-style-name="T1"><text:span text:style-name="T1">INSTALAR VIRTUAL MACHINE GESTOR</text:span><text:span text:style-name="T1"/></text:p>
        </text:list-item>
      </text:list>
      <text:p text:style-name="Standard">apt install -y qemu-kvm libvirt-daemon-system libvirt-clients bridge-utils virt-manager virt-viewer qemu-utils</text:p>
      <text:p text:style-name="Standard"/>
      <text:list text:continue-numbering="true" text:style-name="WWNum1">
        <text:list-item>
          <text:p text:style-name="P6" loext:marker-style-name="T1"><text:span text:style-name="T1">BEEKEPPER( TIPO SERVER MANEMENT STUIDO</text:span><text:span text:style-name="T1"/></text:p>
        </text:list-item>
      </text:list>
      <text:p text:style-name="Standard"># Install our GPG key</text:p>
      <text:p text:style-name="Standard">curl -fsSL https://deb.beekeeperstudio.io/beekeeper.key | <text:s/>gpg --dearmor --output /usr/share/keyrings/beekeeper.gpg \</text:p>
      <text:p text:style-name="Standard"><text:s text:c="2"/>&amp;&amp; <text:s/>chmod go+r /usr/share/keyrings/beekeeper.gpg \</text:p>
      <text:p text:style-name="Standard"><text:s text:c="2"/>&amp;&amp; echo "deb [signed-by=/usr/share/keyrings/beekeeper.gpg] https://deb.beekeeperstudio.io stable main" \</text:p>
      <text:p text:style-name="Standard"><text:soft-page-break/><text:s text:c="2"/>| <text:s/>tee /etc/apt/sources.list.d/beekeeper-studio-app.list &gt; /dev/null</text:p>
      <text:p text:style-name="Standard"># Update apt and install</text:p>
      <text:p text:style-name="Standard">apt update &amp;&amp; apt install beekeeper-studio -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Num1">
        <text:list-item>
          <text:p text:style-name="P6" loext:marker-style-name="T1"><text:span text:style-name="T1">POSTMAN</text:span><text:span text:style-name="T1"/></text:p>
        </text:list-item>
      </text:list>
      <text:p text:style-name="Standard">apt install -y libssl-dev</text:p>
      <text:p text:style-name="Standard">wget https://dl.pstmn.io/download/latest/linux64 -O postman.tar.gz</text:p>
      <text:p text:style-name="Standard">tar -xzf postman.tar.gz -C /opt</text:p>
      <text:p text:style-name="Standard">rm postman.tar.gz</text:p>
      <text:p text:style-name="Standard">ln -s /opt/<text:span text:style-name="T7">Po</text:span>stman/Postman /usr/local/bin/postman</text:p>
      <text:p text:style-name="Standard" loext:marker-style-name="T1"><text:span text:style-name="T1">CRIAR ICONE</text:span><text:span text:style-name="T1"/></text:p>
      <text:p text:style-name="Standard">cat &lt;&lt;EOF &gt; /usr/share/applications/postman.desktop</text:p>
      <text:p text:style-name="Standard">[Desktop Entry]</text:p>
      <text:p text:style-name="Standard">Encoding=UTF-8</text:p>
      <text:p text:style-name="Standard">Name=Postman</text:p>
      <text:p text:style-name="Standard">Comment=API Development Environment</text:p>
      <text:p text:style-name="Standard">Exec=/opt/Postman/Postman</text:p>
      <text:p text:style-name="Standard">Icon=/opt/Postman/app/resources/app/assets/icon.png</text:p>
      <text:p text:style-name="Standard">Terminal=false</text:p>
      <text:p text:style-name="Standard">Type=Application</text:p>
      <text:p text:style-name="Standard">Categories=Development;IDE;</text:p>
      <text:p text:style-name="Standard">EOF</text:p>
      <text:p text:style-name="Standard">chmod +x /usr/bin/postman</text:p>
      <text:p text:style-name="Standard">chmod +x /opt/Postman/Postma<text:span text:style-name="T6">n</text:span></text:p>
      <text:list text:continue-numbering="true" text:style-name="WWNum1">
        <text:list-item>
          <text:p text:style-name="P6" loext:marker-style-name="T1"><text:soft-page-break/><text:span text:style-name="T1">GAMING DRIVERS</text:span><text:span text:style-name="T1"/></text:p>
        </text:list-item>
      </text:list>
      <text:p text:style-name="Standard">https://guides.hakedev.com/wiki/ubuntu/nvidia-drivers-latest/</text:p>
      <text:p text:style-name="Standard">INSTALAR DRIVERS E VULKAN</text:p>
      <text:p text:style-name="Standard">apt update &amp;&amp; apt upgrade -y</text:p>
      <text:p text:style-name="Standard"><text:s/>add-apt-repository ppa:graphics-drivers/ppa</text:p>
      <text:p text:style-name="Standard">apt update</text:p>
      <text:p text:style-name="Standard"><text:s/>ubuntu-drivers list/devices</text:p>
      <text:p text:style-name="Standard"><text:s/>apt install nvidia-driver-&lt;DRIVER VERSION&gt; </text:p>
      <text:p text:style-name="Standard"><text:s/>ubuntu-drivers install FAZ INSTALAÇAO AUTOMATICAMENTE E ESCOLHE SOZINHO</text:p>
      <text:p text:style-name="Standard">sudo reboot now (IGNORAR)</text:p>
      <text:p text:style-name="Standard">nvidia-smi (IGNORAR)</text:p>
      <text:p text:style-name="Standard"/>
      <text:list text:continue-numbering="true" text:style-name="WWNum1">
        <text:list-item>
          <text:p text:style-name="P8" loext:marker-style-name="T1"><text:span text:style-name="T1">INSTLAR WINE</text:span></text:p>
        </text:list-item>
      </text:list>
      <text:p text:style-name="P2">apt update &amp;&amp; apt upgrade -y &amp;&amp; apt install wget -y</text:p>
      <text:p text:style-name="P2"><text:s/>mkdir -pm755 /etc/apt/keyrings</text:p>
      <text:p text:style-name="Standard"><text:s/>wget -O - https://dl.winehq.org/wine-builds/winehq.key | <text:s/>gpg --dearmor -o /etc/apt/keyrings/winehq-archive.key </text:p>
      <text:p text:style-name="P2"><text:s/>dpkg --add-architecture i386</text:p>
      <text:p text:style-name="Standard"><text:s/>wget -NP /etc/apt/sources.list.d/ https://dl.winehq.org/wine-builds/ubuntu/dists/noble/winehq-noble.sources</text:p>
      <text:p text:style-name="Standard"><text:s/>apt update</text:p>
      <text:p text:style-name="Standard"><text:s/>apt install --install-recommends winehq-stable -y</text:p>
      <text:p text:style-name="Standard">wine --version</text:p>
      <text:p text:style-name="Standard"/>
      <text:list text:continue-numbering="true" text:style-name="WWNum1">
        <text:list-item>
          <text:p text:style-name="P6" loext:marker-style-name="T1"><text:span text:style-name="T1">INSTALAR PROTON (IGNORAR)</text:span><text:span text:style-name="T1"/></text:p>
        </text:list-item>
      </text:list>
      <text:p text:style-name="Standard">https://github.com/flathub/com.valvesoftware.Steam.CompatibilityTool.Proton-GE</text:p>
      <text:p text:style-name="Standard">flatpak remote-add --if-not-exists flathub https://flathub.org/repo/flathub.flatpakrepo # ADICIONA A LOJA DE FLATPAKS</text:p>
      <text:p text:style-name="Standard">flatpak install com.valvesoftware.Steam.CompatibilityTool.Proton-GE</text:p>
      <text:p text:style-name="Standard"/>
      <text:list text:continue-numbering="true" text:style-name="WWNum1">
        <text:list-item>
          <text:p text:style-name="P6" loext:marker-style-name="T1"><text:soft-page-break/><text:span text:style-name="T1">INSTALAR STEAM</text:span><text:span text:style-name="T1"/></text:p>
        </text:list-item>
      </text:list>
      <text:p text:style-name="Standard">apt install -y steam</text:p>
      <text:p text:style-name="Standard"/>
      <text:list text:continue-numbering="true" text:style-name="WWNum1">
        <text:list-item>
          <text:p text:style-name="P6" loext:marker-style-name="T1"><text:span text:style-name="T1">INSTALAR HEROIC GAMES </text:span><text:span text:style-name="T1"/></text:p>
        </text:list-item>
      </text:list>
      <text:p text:style-name="Standard">cd /tmp</text:p>
      <text:p text:style-name="Standard">wget <text:a xlink:type="simple" xlink:href="https://github.com/Heroic-Games-Launcher/HeroicGamesLauncher/releases/download/v2.18.1/Heroic-2.18.1-linux-amd64.deb" text:style-name="Internet_20_link" text:visited-style-name="Visited_20_Internet_20_Link"><text:span text:style-name="Internet_20_link">https://github.com/Heroic-Games-Launcher/HeroicGamesLauncher/releases/download/v2.18.1/Heroic-2.18.1-linux-amd64.deb</text:span></text:a></text:p>
      <text:p text:style-name="Standard">apt update</text:p>
      <text:p text:style-name="Standard">apt install -y ./Heroic-2.18.1-linux-amd64.deb</text:p>
      <text:p text:style-name="Standard">apt -f install -y</text:p>
      <text:p text:style-name="Standard"/>
      <text:list text:continue-numbering="true" text:style-name="WWNum1">
        <text:list-item>
          <text:p text:style-name="P6" loext:marker-style-name="T1"><text:span text:style-name="T1">MINECRAFT</text:span><text:span text:style-name="T1"/></text:p>
        </text:list-item>
      </text:list>
      <text:p text:style-name="Standard">INSTALAR JAVA</text:p>
      <text:p text:style-name="Standard">apt update</text:p>
      <text:p text:style-name="Standard">apt install openjdk-17-jdk wget gdebi-core -y</text:p>
      <text:p text:style-name="Standard">java -version</text:p>
      <text:p text:style-name="Standard">INSTALAR LAUNCHER</text:p>
      <text:p text:style-name="Standard">apt update &amp;&amp; apt upgrade -y</text:p>
      <text:p text:style-name="Standard">wget https://launcher.mojang.com/download/Minecraft.deb -O minecraft-launcher.deb</text:p>
      <text:p text:style-name="P3"><text:span text:style-name="T2">a</text:span>pt install -y gdebi-core</text:p>
      <text:p text:style-name="Standard"><text:s/>gdebi minecraft-launcher.deb</text:p>
      <text:p text:style-name="Standard"/>
      <text:p text:style-name="Standard"/>
      <text:p text:style-name="Standard"/>
      <text:list text:continue-numbering="true" text:style-name="WWNum1">
        <text:list-item>
          <text:p text:style-name="P6" loext:marker-style-name="T1"><text:span text:style-name="T1">LUNAR CLIENT</text:span><text:span text:style-name="T1"/></text:p>
        </text:list-item>
      </text:list>
      <text:p text:style-name="Standard">wget "https://api.lunarclientprod.com/site/download?os=linux" -O /opt/LunarClient.AppImage</text:p>
      <text:p text:style-name="Standard">chmod +x /opt/LunarClient.AppImage</text:p>
      <text:p text:style-name="P4"><text:soft-page-break/>/opt/LunarClient.AppImage --appimage-extract</text:p>
      <text:p text:style-name="P4"><text:s/>mv squashfs-root /opt/<text:span text:style-name="T3">lunarclient</text:span> </text:p>
      <text:p text:style-name="P4">ln -s /opt/lunarclient/AppRun /usr/bin/lunarclient</text:p>
      <text:p text:style-name="P4">chown root /opt/<text:span text:style-name="T3">lunarclient</text:span>/chrome-sandbox</text:p>
      <text:p text:style-name="P5">chmod 4755 /opt/<text:span text:style-name="T3">lunarclient</text:span>/chrome-sandbox </text:p>
      <text:p text:style-name="P5">find /opt/lunarclient -type d -exec chmod 755 {} \;</text:p>
      <text:p text:style-name="Standard">/<text:span text:style-name="T3">opt/lunarclient/AppRu</text:span><text:span text:style-name="T4">n (NAO FAZER)</text:span></text:p>
      <text:p text:style-name="Standard" loext:marker-style-name="T1"><text:span text:style-name="T1">CRIAR ICONE</text:span></text:p>
      <text:p text:style-name="Standard" loext:marker-style-name="T1"/>
      <text:p text:style-name="P3">tee -a /usr/share/applications/lunarclient.desktop &gt; /dev/null <text:line-break/>&lt;&lt;'EOF'</text:p>
      <text:p text:style-name="P3">[Desktop Entry]</text:p>
      <text:p text:style-name="P3">Encoding=UTF-8</text:p>
      <text:p text:style-name="P3">Name=Lunar Client</text:p>
      <text:p text:style-name="P3">Comment=Lunar Client for Minecraft </text:p>
      <text:p text:style-name="P3">Exec=/opt/lunarclient/AppRun </text:p>
      <text:p text:style-name="P3">Icon=/opt/LunarClient.AppImage </text:p>
      <text:p text:style-name="P3">Terminal=false </text:p>
      <text:p text:style-name="P3">Type=Application </text:p>
      <text:p text:style-name="P3">Categories=Game; </text:p>
      <text:p text:style-name="P3">EOF</text:p>
      <text:list text:continue-numbering="true" text:style-name="WWNum1">
        <text:list-item>
          <text:p text:style-name="P6" loext:marker-style-name="T1"><text:span text:style-name="T1">VSCODE </text:span><text:span text:style-name="T1"/></text:p>
        </text:list-item>
      </text:list>
      <text:p text:style-name="Standard">apt update &amp;&amp; apt upgrade -y</text:p>
      <text:p text:style-name="Standard"><text:span text:style-name="Internet_20_link">wget -O /opt/code.deb "</text:span><text:a xlink:type="simple" xlink:href="https://code.visualstudio.com/sha/download?build=stable&amp;os=linux-deb-x64" text:style-name="Internet_20_link" text:visited-style-name="Visited_20_Internet_20_Link"><text:span text:style-name="Internet_20_link">https://code.visualstudio.com/sha/download?build=stable&amp;os=linux-deb-x64</text:span></text:a><text:span text:style-name="Internet_20_link">"<text:tab/></text:span></text:p>
      <text:p text:style-name="Standard">apt install -y /<text:span text:style-name="T5">opt</text:span>/code.deb</text:p>
      <text:p text:style-name="Standard">echo "code code/add-microsoft-repo boolean true" | debconf-set-selections</text:p>
      <text:p text:style-name="Standard">apt-get install wget gpg &amp;&amp;</text:p>
      <text:p text:style-name="Standard">wget -qO- https://packages.microsoft.com/keys/microsoft.asc | gpg --dearmor &gt; microsoft.gpg &amp;&amp;</text:p>
      <text:p text:style-name="Standard"><text:soft-page-break/>install -D -o root -g root -m 644 microsoft.gpg /usr/share/keyrings/microsoft.gpg &amp;&amp;</text:p>
      <text:p text:style-name="Standard">rm -f microsoft.gpg</text:p>
      <text:p text:style-name="Standard"/>
      <text:p text:style-name="Standard"><text:span text:style-name="T5">mdkir </text:span>/etc/apt/sources.list.d/vscode.source<text:line-break/>Types: deb</text:p>
      <text:p text:style-name="Standard">URIs: https://packages.microsoft.com/repos/code</text:p>
      <text:p text:style-name="Standard">Suites: stable</text:p>
      <text:p text:style-name="Standard">Components: main</text:p>
      <text:p text:style-name="Standard">Architectures: amd64,arm64,armhf</text:p>
      <text:p text:style-name="Standard">Signed-By: /usr/share/keyrings/microsoft.gpg<text:line-break/>apt install apt-transport-https &amp;&amp;</text:p>
      <text:p text:style-name="Standard">apt update &amp;&amp;</text:p>
      <text:p text:style-name="Standard">apt install code # or code-insiders</text:p>
      <text:p text:style-name="Standard"/>
      <text:p text:style-name="Standard"/>
      <text:p text:style-name="Standard" loext:marker-style-name="T1"><text:span text:style-name="T1">EXTRAS</text:span><text:span text:style-name="T1"/></text:p>
      <text:p text:style-name="Standard" loext:marker-style-name="T1"><text:span text:style-name="T1">apt update</text:span><text:span text:style-name="T1"/></text:p>
      <text:p text:style-name="Standard">apt install -y build-essential gdb</text:p>
      <text:p text:style-name="Standard"><text:s/>apt install -y python3 python3-pip python3-venv</text:p>
      <text:p text:style-name="Standard">curl -fsSL https://deb.nodesource.com/setup_lts.x | <text:s/>-E bash -</text:p>
      <text:p text:style-name="Standard"><text:s/>apt install -y nodejs</text:p>
      <text:p text:style-name="P10">apt install npm</text:p>
      <text:p text:style-name="Standard"><text:s/>npm install -g typescript</text:p>
      <text:p text:style-name="Standard"/>
      <text:p text:style-name="Standard">EXTENSOES(IGNORAR)</text:p>
      <text:p text:style-name="Standard"># Python e Jupyter</text:p>
      <text:p text:style-name="Standard">code --install-extension ms-python.python</text:p>
      <text:p text:style-name="Standard">code --install-extension ms-toolsai.jupyter</text:p>
      <text:p text:style-name="Standard"># C/C++</text:p>
      <text:p text:style-name="Standard"><text:soft-page-break/>code --install-extension ms-vscode.cpptools</text:p>
      <text:p text:style-name="Standard"># Node.js/TypeScript</text:p>
      <text:p text:style-name="Standard">code --install-extension esbenp.prettier-vscode</text:p>
      <text:p text:style-name="Standard">code --install-extension dbaeumer.vscode-eslint</text:p>
      <text:p text:style-name="Standard">code --install-extension ms-vscode.vscode-typescript-next</text:p>
      <text:p text:style-name="Standard"># Extras úteis</text:p>
      <text:p text:style-name="Standard">code --install-extension ms-python.vscode-pylance <text:s text:c="5"/># IntelliSense avançado Python</text:p>
      <text:p text:style-name="Standard">code --install-extension eamodio.gitlens <text:s text:c="14"/># Git avançado</text:p>
      <text:p text:style-name="Standard">code --install-extension formulahendry.code-runner <text:s text:c="4"/># Rodar snippets de código rapidamente</text:p>
      <text:p text:style-name="Standard">code --install-extension vscode-icons-team.vscode-icons # Ícones no Explor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Num1">
        <text:list-item>
          <text:p text:style-name="P6" loext:marker-style-name="T1"><text:span text:style-name="T1">DOCKER ENGINE </text:span><text:span text:style-name="T1"/></text:p>
        </text:list-item>
      </text:list>
      <text:p text:style-name="Standard"><text:s/>apt update</text:p>
      <text:p text:style-name="Standard"><text:s/>apt install ca-certificates curl</text:p>
      <text:p text:style-name="Standard"><text:s/>install -m 0755 -d /etc/apt/keyrings</text:p>
      <text:p text:style-name="Standard"><text:s/>curl -fsSL https://download.docker.com/linux/ubuntu/gpg -o /etc/apt/keyrings/docker.asc</text:p>
      <text:p text:style-name="Standard"><text:s/>chmod a+r /etc/apt/keyrings/docker.asc</text:p>
      <text:p text:style-name="Standard"/>
      <text:p text:style-name="Standard">tee /etc/apt/sources.list.d/docker.sources &lt;&lt;EOF</text:p>
      <text:p text:style-name="Standard">Types: deb</text:p>
      <text:p text:style-name="Standard">URIs: https://download.docker.com/linux/ubuntu</text:p>
      <text:p text:style-name="Standard"><text:soft-page-break/>Suites: $(. /etc/os-release &amp;&amp; echo "${UBUNTU_CODENAME:-$VERSION_CODENAME}")</text:p>
      <text:p text:style-name="Standard">Components: stable</text:p>
      <text:p text:style-name="Standard">Signed-By: /etc/apt/keyrings/docker.asc</text:p>
      <text:p text:style-name="Standard">EOF</text:p>
      <text:p text:style-name="Standard">apt update</text:p>
      <text:p text:style-name="Standard">apt install -y docker-ce docker-ce-cli containerd.io docker-buildx-plugin docker-compose-plugin</text:p>
      <text:p text:style-name="Standard">systemctl enable docker</text:p>
      <text:p text:style-name="Standard">….</text:p>
      <text:p text:style-name="Standard"/>
      <text:p text:style-name="Standard">JA VEIO LIBREOFICEA INSTALADO um Windows office para Linux opensource então não adicionamos nada.</text:p>
      <text:p text:style-name="Standard">PARA O DESKTOP ENVIRMENT....não vou mexer em nada porque em questão da interface gráfica eu instalei diretamente o kubuntu com kde plasma 5 , que já vem com 99% do visual e alguma apps já instaladas como o KWin (gerenciador de janelas), Konsole (gerenciador de consola) e outras </text:p>
      <text:p text:style-name="Standard">tudo isto foi modificado/colocado no chroot</text:p>
      <text:p text:style-name="Standard">chroot um mecanismo "diretório raiz" e é onde nos podemos criar as modificações e adiciçoes dos program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hruti" svg:font-family="Shrut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pt" fo:country="PT" style:letter-kerning="true" style:font-name-asian="Aptos1" style:font-size-asian="11pt" style:language-asian="en" style:country-asian="US" style:font-name-complex="Shrut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t" fo:country="PT" style:letter-kerning="true" style:font-name-asian="Aptos1" style:font-size-asian="11pt" style:language-asian="en" style:country-asian="US" style:font-name-complex="Shrut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te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e74b5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Shruti" style:font-family-complex="Shruti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te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e74b5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Shruti" style:font-family-complex="Shruti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te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e74b5" loext:opacity="100%" fo:font-size="14pt" style:font-name-asian="Aptos1" style:font-family-asian="Aptos" style:font-family-generic-asian="system" style:font-pitch-asian="variable" style:font-size-asian="14pt" style:font-name-complex="Shruti" style:font-family-complex="Shruti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áte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e74b5" loext:opacity="100%" fo:font-style="italic" style:font-name-asian="Aptos1" style:font-family-asian="Aptos" style:font-family-generic-asian="system" style:font-pitch-asian="variable" style:font-style-asian="italic" style:font-name-complex="Shruti" style:font-family-complex="Shruti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áte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e74b5" loext:opacity="100%" style:font-name-asian="Aptos1" style:font-family-asian="Aptos" style:font-family-generic-asian="system" style:font-pitch-asian="variable" style:font-name-complex="Shruti" style:font-family-complex="Shruti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áte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Shruti" style:font-family-complex="Shruti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áte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Shruti" style:font-family-complex="Shruti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áte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Shruti" style:font-family-complex="Shruti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áte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Shruti" style:font-family-complex="Shruti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áte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Shruti" style:font-family-complex="Shruti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áte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Shruti" style:font-family-complex="Shruti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aráte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ção_20_Intensa_20_Caráte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e74b5" fo:border-bottom="0.51pt solid #2e74b5"/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ítulo_20_1_20_Caráter" style:display-name="Título 1 Caráte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Shruti" style:font-family-complex="Shruti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áter" style:display-name="Título 2 Caráte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Shruti" style:font-family-complex="Shruti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ter" style:display-name="Título 3 Caráter" style:family="text" style:parent-style-name="Default_20_Paragraph_20_Font">
      <style:text-properties fo:color="#2e74b5" loext:opacity="100%" fo:font-size="14pt" style:font-name-asian="Aptos1" style:font-family-asian="Aptos" style:font-family-generic-asian="system" style:font-pitch-asian="variable" style:font-size-asian="14pt" style:font-name-complex="Shruti" style:font-family-complex="Shruti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áter" style:display-name="Título 4 Caráter" style:family="text" style:parent-style-name="Default_20_Paragraph_20_Font">
      <style:text-properties fo:color="#2e74b5" loext:opacity="100%" fo:font-style="italic" style:font-name-asian="Aptos1" style:font-family-asian="Aptos" style:font-family-generic-asian="system" style:font-pitch-asian="variable" style:font-style-asian="italic" style:font-name-complex="Shruti" style:font-family-complex="Shruti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áter" style:display-name="Título 5 Caráter" style:family="text" style:parent-style-name="Default_20_Paragraph_20_Font">
      <style:text-properties fo:color="#2e74b5" loext:opacity="100%" style:font-name-asian="Aptos1" style:font-family-asian="Aptos" style:font-family-generic-asian="system" style:font-pitch-asian="variable" style:font-name-complex="Shruti" style:font-family-complex="Shruti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áter" style:display-name="Título 6 Caráte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Shruti" style:font-family-complex="Shruti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áter" style:display-name="Título 7 Caráte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Shruti" style:font-family-complex="Shruti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áter" style:display-name="Título 8 Caráte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Shruti" style:font-family-complex="Shruti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áter" style:display-name="Título 9 Caráte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Shruti" style:font-family-complex="Shruti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áter" style:display-name="Título Caráte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Shruti" style:font-family-complex="Shruti" style:font-family-generic-complex="system" style:font-pitch-complex="variable" style:font-size-complex="28pt"/>
    </style:style>
    <style:style style:name="Subtítulo_20_Caráter" style:display-name="Subtítulo Caráte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Shruti" style:font-family-complex="Shruti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aráter" style:display-name="Citação Caráte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aráter" style:display-name="Citação Intensa Caráter" style:family="text" style:parent-style-name="Default_20_Paragraph_20_Font" loext:linked-style-name="Intense_20_Quote"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e74b5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aa</meta:initial-creator>
    <meta:editing-cycles>5</meta:editing-cycles>
    <meta:creation-date>2025-12-23T01:13:00</meta:creation-date>
    <dc:date>2025-12-24T00:46:52.871899512</dc:date>
    <meta:editing-duration>PT7H9M36S</meta:editing-duration>
    <meta:generator>LibreOffice/24.2.7.2$Linux_X86_64 LibreOffice_project/420$Build-2</meta:generator>
    <meta:document-statistic meta:table-count="0" meta:image-count="0" meta:object-count="0" meta:page-count="10" meta:paragraph-count="220" meta:word-count="949" meta:character-count="8421" meta:non-whitespace-character-count="7623"/>
    <meta:user-defined meta:name="AppVersion">16.0000</meta:user-defined>
    <meta:template xlink:type="simple" xlink:actuate="onRequest" xlink:title="Normal.dotm" xlink:href=""/>
  </office:meta>
</office:document-meta>
</file>